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244.86mm" svg:height="137.73mm" svg:x="75.63mm" svg:y="27.29mm">
            <loext:p draw:notify-on-update-of-ranges="Feuille1.A1:Feuille1.A1 Feuille1.A2:Feuille1.A12 Feuille1.B1:Feuille1.B1 Feuille1.B2:Feuille1.B12 Feuille1.A1:Feuille1.A1 Feuille1.A2:Feuille1.A12 Feuille1.C1:Feuille1.C1 Feuille1.C2:Feuille1.C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peed(PWM)</text:p>
          </table:table-cell>
          <table:table-cell office:value-type="string" calcext:value-type="string">
            <text:p>Left meas(mm/s)</text:p>
          </table:table-cell>
          <table:table-cell office:value-type="string" calcext:value-type="string">
            <text:p>right meas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30" calcext:value-type="float">
            <text:p>630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00" calcext:value-type="float">
            <text:p>700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23" calcext:value-type="float">
            <text:p>1023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82" calcext:value-type="float">
            <text:p>1182</text:p>
          </table:table-cell>
          <table:table-cell office:value-type="float" office:value="1226" calcext:value-type="float">
            <text:p>122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326" calcext:value-type="float">
            <text:p>1326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520" calcext:value-type="float">
            <text:p>1520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630" calcext:value-type="float">
            <text:p>1630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794" calcext:value-type="float">
            <text:p>1794</text:p>
          </table:table-cell>
          <table:table-cell office:value-type="float" office:value="1868" calcext:value-type="float">
            <text:p>186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947" calcext:value-type="float">
            <text:p>1947</text:p>
          </table:table-cell>
          <table:table-cell office:value-type="float" office:value="1981" calcext:value-type="float">
            <text:p>198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112" calcext:value-type="float">
            <text:p>2112</text:p>
          </table:table-cell>
          <table:table-cell office:value-type="float" office:value="2183" calcext:value-type="float">
            <text:p>2183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office:value-type="string" calcext:value-type="string">
            <text:p>GainP</text:p>
          </table:table-cell>
          <table:table-cell/>
        </table:table-row>
        <table:table-row table:style-name="ro1">
          <table:table-cell/>
          <table:table-cell table:formula="of:=1/17" office:value-type="float" office:value="0.0588235294117647" calcext:value-type="float">
            <text:p>0,05882352941176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3T12:19:31.680000000</meta:creation-date>
    <dc:date>2020-02-03T15:58:45.351000000</dc:date>
    <meta:editing-duration>PT2M46S</meta:editing-duration>
    <meta:editing-cycles>1</meta:editing-cycles>
    <meta:document-statistic meta:table-count="1" meta:cell-count="38" meta:object-count="1"/>
    <meta:generator>LibreOffice/5.3.6.1$Windows_X86_64 LibreOffice_project/686f202eff87ef707079aeb7f485847613344eb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Gain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 style:data-style-name="N0">
      <style:chart-properties chart:symbol-type="named-symbol" chart:symbol-name="diamond" chart:symbol-width="0.05cm" chart:symbol-height="0.0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487cm" svg:height="13.774cm" xlink:href=".." xlink:type="simple" chart:class="chart:scatter" chart:style-name="ch1">
        <chart:title svg:x="10.81cm" svg:y="0.41cm" chart:style-name="ch2">
          <text:p>Vitesse/PWM</text:p>
        </chart:title>
        <chart:legend svg:x="11.857cm" svg:y="12.018cm" style:legend-expansion="custom" chartooo:width="3.753cm" chartooo:height="0.99cm" style:legend-expansion-aspect-ratio="3.79090909090909" chart:style-name="ch3"/>
        <chart:plot-area chart:style-name="ch4" table:cell-range-address="Feuille1.A1:Feuille1.C12" chart:data-source-has-labels="row" svg:x="2.273cm" svg:y="1.919cm" svg:width="21.778cm" svg:height="9.758cm">
          <chartooo:coordinate-region svg:x="3.265cm" svg:y="2.092cm" svg:width="20.506cm" svg:height="8.991cm"/>
          <chart:axis chart:dimension="x" chart:name="primary-x" chart:style-name="ch5">
            <chart:title svg:x="12.721cm" svg:y="11.952cm" chart:style-name="ch6">
              <text:p>PWM</text:p>
            </chart:title>
          </chart:axis>
          <chart:axis chart:dimension="y" chart:name="primary-y" chart:style-name="ch5">
            <chart:title svg:x="1.276cm" svg:y="7.874cm" chart:style-name="ch7">
              <text:p>Vitesse(mm/s)</text:p>
            </chart:title>
            <chart:grid chart:style-name="ch8" chart:class="major"/>
          </chart:axis>
          <chart:series chart:style-name="ch9" chart:values-cell-range-address="Feuille1.B2:Feuille1.B12" chart:label-cell-address="Feuille1.B1:Feuille1.B1" chart:class="chart:scatter">
            <chart:domain table:cell-range-address="Feuille1.A2:Feuille1.A12"/>
            <chart:regression-curve chart:style-name="ch10">
              <chart:equation chart:display-equation="true" chart:display-r-square="true" svg:x="4.973cm" svg:y="2.448cm"/>
            </chart:regression-curve>
            <chart:data-point chart:repeated="11"/>
          </chart:series>
          <chart:series chart:style-name="ch11" chart:values-cell-range-address="Feuille1.C2:Feuille1.C12" chart:label-cell-address="Feuille1.C1:Feuille1.C1" chart:class="chart:scatter">
            <chart:regression-curve chart:style-name="ch12">
              <chart:equation chart:display-equation="true" chart:display-r-square="false" svg:x="4.973cm" svg:y="4.13cm"/>
            </chart:regression-curve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Left meas(mm/s)</text:p>
                <draw:g>
                  <svg:desc>Feuille1.B1:Feuille1.B1</svg:desc>
                </draw:g>
              </table:table-cell>
              <table:table-cell office:value-type="string">
                <text:p>right meas</text:p>
                <draw:g>
                  <svg:desc>Feuille1.C1:Feuille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0">
                <text:p>70</text:p>
                <draw:g>
                  <svg:desc>Feuille1.A2:Feuille1.A12</svg:desc>
                </draw:g>
              </table:table-cell>
              <table:table-cell office:value-type="float" office:value="440">
                <text:p>440</text:p>
                <draw:g>
                  <svg:desc>Feuille1.B2:Feuille1.B12</svg:desc>
                </draw:g>
              </table:table-cell>
              <table:table-cell office:value-type="float" office:value="440">
                <text:p>440</text:p>
                <draw:g>
                  <svg:desc>Feuille1.C2:Feuille1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630">
                <text:p>630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">
                <text:p>90</text:p>
              </table:table-cell>
              <table:table-cell office:value-type="float" office:value="700">
                <text:p>700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1023">
                <text:p>1023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0">
                <text:p>110</text:p>
              </table:table-cell>
              <table:table-cell office:value-type="float" office:value="1182">
                <text:p>1182</text:p>
              </table:table-cell>
              <table:table-cell office:value-type="float" office:value="1226">
                <text:p>12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">
                <text:p>120</text:p>
              </table:table-cell>
              <table:table-cell office:value-type="float" office:value="1326">
                <text:p>132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0">
                <text:p>130</text:p>
              </table:table-cell>
              <table:table-cell office:value-type="float" office:value="1520">
                <text:p>1520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">
                <text:p>140</text:p>
              </table:table-cell>
              <table:table-cell office:value-type="float" office:value="1630">
                <text:p>1630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0">
                <text:p>150</text:p>
              </table:table-cell>
              <table:table-cell office:value-type="float" office:value="1794">
                <text:p>1794</text:p>
              </table:table-cell>
              <table:table-cell office:value-type="float" office:value="1868">
                <text:p>18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0">
                <text:p>160</text:p>
              </table:table-cell>
              <table:table-cell office:value-type="float" office:value="1947">
                <text:p>1947</text:p>
              </table:table-cell>
              <table:table-cell office:value-type="float" office:value="1981">
                <text:p>19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0">
                <text:p>170</text:p>
              </table:table-cell>
              <table:table-cell office:value-type="float" office:value="2112">
                <text:p>2112</text:p>
              </table:table-cell>
              <table:table-cell office:value-type="float" office:value="2183">
                <text:p>21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Windows_X86_64 LibreOffice_project/686f202eff87ef707079aeb7f485847613344eb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